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4833d" officeooo:paragraph-rsid="0014833d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4833d" officeooo:paragraph-rsid="0014833d" style:font-weight-asian="normal" style:font-weight-complex="normal"/>
    </style:style>
    <style:style style:name="P3" style:family="paragraph" style:parent-style-name="Standard">
      <style:text-properties fo:font-style="normal" style:text-underline-style="none" fo:font-weight="normal" officeooo:rsid="0016abb3" officeooo:paragraph-rsid="0016abb3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1841f7" officeooo:paragraph-rsid="001841f7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1841f7" officeooo:paragraph-rsid="001affd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bold" officeooo:rsid="001841f7" officeooo:paragraph-rsid="001841f7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style:text-underline-style="none" fo:font-weight="bold" officeooo:rsid="001841f7" officeooo:paragraph-rsid="001affd2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FreeMono" fo:font-style="normal" style:text-underline-style="none" fo:font-weight="normal" officeooo:rsid="001841f7" officeooo:paragraph-rsid="001841f7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FreeMono" fo:font-style="normal" style:text-underline-style="none" fo:font-weight="normal" officeooo:rsid="001841f7" officeooo:paragraph-rsid="001affd2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FreeMono" fo:font-style="normal" style:text-underline-style="none" fo:font-weight="normal" officeooo:rsid="0019a9a5" officeooo:paragraph-rsid="0019a9a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FreeMono" fo:font-style="normal" style:text-underline-style="none" fo:font-weight="normal" officeooo:rsid="0019a9a5" officeooo:paragraph-rsid="001affd2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Liberation Serif" fo:font-style="normal" style:text-underline-style="none" fo:font-weight="normal" officeooo:rsid="001bc7d8" officeooo:paragraph-rsid="001bc7d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Liberation Serif" fo:font-style="normal" style:text-underline-style="none" fo:font-weight="normal" officeooo:rsid="001d3bae" officeooo:paragraph-rsid="001d3bae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Liberation Serif" fo:font-style="normal" style:text-underline-style="none" fo:font-weight="normal" officeooo:rsid="001e23f1" officeooo:paragraph-rsid="001e23f1" style:font-style-asian="normal" style:font-weight-asian="normal" style:font-style-complex="normal" style:font-weight-complex="normal"/>
    </style:style>
    <style:style style:name="P15" style:family="paragraph" style:parent-style-name="Standard" style:list-style-name="L2">
      <style:text-properties style:text-underline-style="none" fo:font-weight="normal" officeooo:rsid="001573f0" officeooo:paragraph-rsid="001573f0" style:font-weight-asian="normal" style:font-weight-complex="normal"/>
    </style:style>
    <style:style style:name="P16" style:family="paragraph" style:parent-style-name="Standard" style:list-style-name="L2">
      <style:text-properties style:text-underline-style="none" fo:font-weight="normal" officeooo:rsid="0016abb3" officeooo:paragraph-rsid="0016abb3" style:font-weight-asian="normal" style:font-weight-complex="normal"/>
    </style:style>
    <style:style style:name="P17" style:family="paragraph" style:parent-style-name="Standard" style:list-style-name="L1">
      <style:text-properties fo:font-style="normal" style:text-underline-style="none" fo:font-weight="normal" officeooo:rsid="0014833d" officeooo:paragraph-rsid="0014833d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normal" officeooo:rsid="0014833d" officeooo:paragraph-rsid="0014833d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1573f0" officeooo:paragraph-rsid="001573f0" style:font-style-asian="normal" style:font-weight-asian="normal" style:font-style-complex="normal" style:font-weight-complex="normal"/>
    </style:style>
    <style:style style:name="P20" style:family="paragraph" style:parent-style-name="Standard" style:list-style-name="L2">
      <style:text-properties fo:font-style="normal" style:text-underline-style="none" fo:font-weight="normal" officeooo:rsid="0016abb3" officeooo:paragraph-rsid="0016abb3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text-properties style:font-name="Liberation Serif" fo:font-style="normal" style:text-underline-style="none" fo:font-weight="normal" officeooo:rsid="001e23f1" officeooo:paragraph-rsid="001e23f1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style:font-name="Liberation Serif" fo:font-style="normal" style:text-underline-style="none" fo:font-weight="normal" officeooo:rsid="001f58d8" officeooo:paragraph-rsid="001f58d8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Liberation Serif" fo:font-style="normal" style:text-underline-style="solid" style:text-underline-width="auto" style:text-underline-color="font-color" fo:font-weight="bold" officeooo:rsid="001f58d8" officeooo:paragraph-rsid="001f58d8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9a9a5"/>
    </style:style>
    <style:style style:name="T4" style:family="text">
      <style:text-properties officeooo:rsid="001affd2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hapter 9 – Notes</text:p>
      <text:p text:style-name="P23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13:27.323401082</meta:creation-date>
    <meta:generator>LibreOffice/5.1.6.2$Linux_X86_64 LibreOffice_project/10m0$Build-2</meta:generator>
    <dc:date>2018-04-02T13:48:11.383022775</dc:date>
    <meta:editing-duration>PT2H10M39S</meta:editing-duration>
    <meta:editing-cycles>8</meta:editing-cycles>
    <meta:document-statistic meta:table-count="0" meta:image-count="0" meta:object-count="0" meta:page-count="1" meta:paragraph-count="1" meta:word-count="3" meta:character-count="17" meta:non-whitespace-character-count="14"/>
  </office:meta>
</office:document-meta>
</file>